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5.89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86.51pt"/>
    </style:style>
    <style:style style:name="co10" style:family="table-column">
      <style:table-column-properties fo:break-before="auto" style:column-width="85.6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34.5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ta1" style:family="table" style:master-page-name="PageStyle_5f_2D_20_SLAM_20_evaluations_28_Q_29_">
      <style:table-properties table:display="true" style:writing-mode="lr-tb"/>
    </style:style>
    <style:style style:name="ta2" style:family="table" style:master-page-name="PageStyle_5f_2D_20_SLAM_20_evaluations_28_OMSE_29_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" style:family="table-cell" style:parent-style-name="Default">
      <style:table-cell-properties fo:background-color="#43434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Roboto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" style:family="table-cell" style:parent-style-name="Default">
      <style:table-cell-properties fo:background-color="#43434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D SLAM evaluations(Q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2D SLAM evaluation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7" office:value-type="string" calcext:value-type="string">
            <text:p>Ground truth</text:p>
          </table:table-cell>
          <table:table-cell table:style-name="ce9" office:value-type="string" calcext:value-type="string">
            <text:p>GMapping</text:p>
          </table:table-cell>
          <table:table-cell table:style-name="ce9" office:value-type="string" calcext:value-type="string">
            <text:p>Karto SLAM</text:p>
          </table:table-cell>
          <table:table-cell table:style-name="ce9" office:value-type="string" calcext:value-type="string">
            <text:p>RTAB-Map</text:p>
          </table:table-cell>
          <table:table-cell table:style-name="ce9" office:value-type="string" calcext:value-type="string">
            <text:p>Hector SLAM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Indoors with RGB &amp; distance 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80799" calcext:value-type="float">
            <text:p>0.9807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665987" calcext:value-type="float">
            <text:p>0.0665987</text:p>
          </table:table-cell>
          <table:table-cell table:style-name="ce10" office:value-type="float" office:value="0.987181" calcext:value-type="float">
            <text:p>0.987181</text:p>
          </table:table-cell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distance features (same color walls)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80799" calcext:value-type="float">
            <text:p>0.9807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665987" calcext:value-type="float">
            <text:p>0.0665987</text:p>
          </table:table-cell>
          <table:table-cell table:style-name="ce10" office:value-type="float" office:value="0.987181" calcext:value-type="float">
            <text:p>0.987181</text:p>
          </table:table-cell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Indoors with RGB features (corridors with something colorful)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03285" calcext:value-type="float">
            <text:p>0.9032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47725" calcext:value-type="float">
            <text:p>0.247725</text:p>
          </table:table-cell>
          <table:table-cell table:style-name="ce10" office:value-type="float" office:value="0.38792" calcext:value-type="float">
            <text:p>0.38792</text:p>
          </table:table-cell>
          <table:table-cell table:style-name="ce1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Indoors with nothing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03285" calcext:value-type="float">
            <text:p>0.9032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47725" calcext:value-type="float">
            <text:p>0.247725</text:p>
          </table:table-cell>
          <table:table-cell table:style-name="ce10" office:value-type="float" office:value="0.38792" calcext:value-type="float">
            <text:p>0.38792</text:p>
          </table:table-cell>
          <table:table-cell table:style-name="ce13" table:number-columns-repeated="4"/>
          <table:table-cell table:number-columns-repeated="1014"/>
        </table:table-row>
        <table:table-row table:style-name="ro4">
          <table:table-cell table:style-name="ce3" office:value-type="string" calcext:value-type="string">
            <text:p>Indoors with nothing &amp; asphalt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5599" calcext:value-type="float">
            <text:p>0.955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26034" calcext:value-type="float">
            <text:p>0.326034</text:p>
          </table:table-cell>
          <table:table-cell table:style-name="ce10" office:value-type="float" office:value="0.424694" calcext:value-type="float">
            <text:p>0.424694</text:p>
          </table:table-cell>
          <table:table-cell table:style-name="ce13" table:number-columns-repeated="4"/>
          <table:table-cell table:number-columns-repeated="1014"/>
        </table:table-row>
        <table:table-row table:style-name="ro5">
          <table:table-cell table:style-name="ce3" office:value-type="string" calcext:value-type="string">
            <text:p>Indoors with nothing &amp; mud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77696" calcext:value-type="float">
            <text:p>0.7769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87431" calcext:value-type="float">
            <text:p>0.287431</text:p>
          </table:table-cell>
          <table:table-cell table:style-name="ce10" office:value-type="float" office:value="0.518621" calcext:value-type="float">
            <text:p>0.518621</text:p>
          </table:table-cell>
          <table:table-cell table:style-name="ce13" table:number-columns-repeated="4"/>
          <table:table-cell table:number-columns-repeated="1014"/>
        </table:table-row>
        <table:table-row table:style-name="ro6">
          <table:table-cell table:style-name="ce3" office:value-type="string" calcext:value-type="string">
            <text:p>Indoors darkness @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80799" calcext:value-type="float">
            <text:p>0.9807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665987" calcext:value-type="float">
            <text:p>0.0665987</text:p>
          </table:table-cell>
          <table:table-cell table:style-name="ce10" office:value-type="float" office:value="0.987181" calcext:value-type="float">
            <text:p>0.987181</text:p>
          </table:table-cell>
          <table:table-cell table:style-name="ce13"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Indoors with much light @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80799" calcext:value-type="float">
            <text:p>0.9807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665987" calcext:value-type="float">
            <text:p>0.0665987</text:p>
          </table:table-cell>
          <table:table-cell table:style-name="ce10" office:value-type="float" office:value="0.987181" calcext:value-type="float">
            <text:p>0.987181</text:p>
          </table:table-cell>
          <table:table-cell table:style-name="ce14" table:number-columns-repeated="2"/>
          <table:table-cell table:style-name="ce13" table:number-columns-repeated="2"/>
          <table:table-cell table:number-columns-repeated="1014"/>
        </table:table-row>
        <table:table-row table:style-name="ro8">
          <table:table-cell table:style-name="ce3" office:value-type="string" calcext:value-type="string">
            <text:p>Outdoors dense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0.987015" calcext:value-type="float">
            <text:p>0.9870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68274" calcext:value-type="float">
            <text:p>0.568274</text:p>
          </table:table-cell>
          <table:table-cell table:style-name="ce10" office:value-type="float" office:value="0.997329" calcext:value-type="float">
            <text:p>0.997329</text:p>
          </table:table-cell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Outdoors sparse</text:p>
          </table:table-cell>
          <table:table-cell table:style-name="ce8" office:value-type="string" calcext:value-type="string">
            <text:p>GMapping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0" office:value-type="float" office:value="0.98728" calcext:value-type="float">
            <text:p>0.98728</text:p>
          </table:table-cell>
          <table:table-cell table:style-name="ce10" office:value-type="float" office:value="0.341728" calcext:value-type="float">
            <text:p>0.341728</text:p>
          </table:table-cell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0" table:number-rows-spanned="2">
            <text:p>Notes</text:p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5" table:formula="of:=HYPERLINK(&quot;https://www.dropbox.com/sh/fpb1nqqwr97z9kh/AAAoaRMNFBN-GIR8KO4FKv9Za?dl=0&quot;;&quot;Images with merged maps and RANSAC matching here&quot;)" office:value-type="string" office:string-value="Images with merged maps and RANSAC matching here" calcext:value-type="string" table:number-columns-spanned="10" table:number-rows-spanned="1">
            <text:p>Images with merged maps and RANSAC matching here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2">
            <text:p>Q (Quality Metric - normalized OMSE) is used to calculate the error</text:p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3">
            <text:p>Used: Feature Detector ORB, Descriptor Extractor SIFT, Descriptor Matcher Bruteforce, Matching Method Crosscheck, Preprocessing not enabled. Scale Maps enabled</text:p>
            <text:p/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Lines 3,4,9 and 10 are the same as the lidar does not see any difference because of the light and the color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Hector is not using odometry, so the same map is used in both cases with mud and asphal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D SLAM evaluations(OMSE)" table:style-name="ta2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2D SLAM evaluation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7" office:value-type="string" calcext:value-type="string">
            <text:p>Ground truth</text:p>
          </table:table-cell>
          <table:table-cell table:style-name="ce9" office:value-type="string" calcext:value-type="string">
            <text:p>GMapping</text:p>
          </table:table-cell>
          <table:table-cell table:style-name="ce9" office:value-type="string" calcext:value-type="string">
            <text:p>Karto SLAM</text:p>
          </table:table-cell>
          <table:table-cell table:style-name="ce9" office:value-type="string" calcext:value-type="string">
            <text:p>RTAB-Map</text:p>
          </table:table-cell>
          <table:table-cell table:style-name="ce9" office:value-type="string" calcext:value-type="string">
            <text:p>Hector SLAM</text:p>
          </table:table-cell>
          <table:table-cell table:style-name="ce12" table:number-columns-repeated="4"/>
          <table:table-cell table:number-columns-repeated="1014"/>
        </table:table-row>
        <table:table-row table:style-name="ro10">
          <table:table-cell table:style-name="ce3" office:value-type="string" calcext:value-type="string">
            <text:p>Indoors with RGB &amp; distance 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10.1967" calcext:value-type="float">
            <text:p>10.19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80.12" calcext:value-type="float">
            <text:p>1480.12</text:p>
          </table:table-cell>
          <table:table-cell table:style-name="ce10" office:value-type="float" office:value="6.79567" calcext:value-type="float">
            <text:p>6.79567</text:p>
          </table:table-cell>
          <table:table-cell table:style-name="ce13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distance features (same color walls)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10.1967" calcext:value-type="float">
            <text:p>10.19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80.12" calcext:value-type="float">
            <text:p>1480.12</text:p>
          </table:table-cell>
          <table:table-cell table:style-name="ce10" office:value-type="float" office:value="6.79567" calcext:value-type="float">
            <text:p>6.79567</text:p>
          </table:table-cell>
          <table:table-cell table:style-name="ce13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Indoors with RGB features (corridors with something colorful)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52.821" calcext:value-type="float">
            <text:p>52.8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16.71" calcext:value-type="float">
            <text:p>816.71</text:p>
          </table:table-cell>
          <table:table-cell table:style-name="ce10" office:value-type="float" office:value="552.587" calcext:value-type="float">
            <text:p>552.587</text:p>
          </table:table-cell>
          <table:table-cell table:style-name="ce13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Indoors with nothing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52.821" calcext:value-type="float">
            <text:p>52.8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16.71" calcext:value-type="float">
            <text:p>816.71</text:p>
          </table:table-cell>
          <table:table-cell table:style-name="ce10" office:value-type="float" office:value="552.587" calcext:value-type="float">
            <text:p>552.587</text:p>
          </table:table-cell>
          <table:table-cell table:style-name="ce13" table:number-columns-repeated="3"/>
          <table:table-cell table:number-columns-repeated="1015"/>
        </table:table-row>
        <table:table-row table:style-name="ro4">
          <table:table-cell table:style-name="ce3" office:value-type="string" calcext:value-type="string">
            <text:p>Indoors with nothing &amp; asphalt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23.4426" calcext:value-type="float">
            <text:p>23.44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32.205" calcext:value-type="float">
            <text:p>632.205</text:p>
          </table:table-cell>
          <table:table-cell table:style-name="ce10" office:value-type="float" office:value="462.101" calcext:value-type="float">
            <text:p>462.101</text:p>
          </table:table-cell>
          <table:table-cell table:style-name="ce13" table:number-columns-repeated="4"/>
          <table:table-cell table:number-columns-repeated="1014"/>
        </table:table-row>
        <table:table-row table:style-name="ro5">
          <table:table-cell table:style-name="ce3" office:value-type="string" calcext:value-type="string">
            <text:p>Indoors with nothing &amp; mud</text:p>
          </table:table-cell>
          <table:table-cell table:style-name="ce8" office:value-type="string" calcext:value-type="string">
            <text:p>Karto SLAM</text:p>
          </table:table-cell>
          <table:table-cell table:style-name="ce15" office:value-type="float" office:value="128.502" calcext:value-type="float">
            <text:p>128.502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06.881" calcext:value-type="float">
            <text:p>306.881</text:p>
          </table:table-cell>
          <table:table-cell table:style-name="ce10" office:value-type="float" office:value="338.419" calcext:value-type="float">
            <text:p>338.419</text:p>
          </table:table-cell>
          <table:table-cell table:style-name="ce13" table:number-columns-repeated="4"/>
          <table:table-cell table:number-columns-repeated="1014"/>
        </table:table-row>
        <table:table-row table:style-name="ro6">
          <table:table-cell table:style-name="ce3" office:value-type="string" calcext:value-type="string">
            <text:p>Indoors darkness @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10.1967" calcext:value-type="float">
            <text:p>10.19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80.12" calcext:value-type="float">
            <text:p>1480.12</text:p>
          </table:table-cell>
          <table:table-cell table:style-name="ce10" office:value-type="float" office:value="6.79567" calcext:value-type="float">
            <text:p>6.79567</text:p>
          </table:table-cell>
          <table:table-cell table:style-name="ce13"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Indoors with much light @features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10.1967" calcext:value-type="float">
            <text:p>10.19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80.12" calcext:value-type="float">
            <text:p>1480.12</text:p>
          </table:table-cell>
          <table:table-cell table:style-name="ce10" office:value-type="float" office:value="6.79567" calcext:value-type="float">
            <text:p>6.79567</text:p>
          </table:table-cell>
          <table:table-cell table:style-name="ce14" table:number-columns-repeated="2"/>
          <table:table-cell table:style-name="ce13" table:number-columns-repeated="2"/>
          <table:table-cell table:number-columns-repeated="1014"/>
        </table:table-row>
        <table:table-row table:style-name="ro7">
          <table:table-cell table:style-name="ce3" office:value-type="string" calcext:value-type="string">
            <text:p>Outdoors dense</text:p>
          </table:table-cell>
          <table:table-cell table:style-name="ce8" office:value-type="string" calcext:value-type="string">
            <text:p>Karto SLAM</text:p>
          </table:table-cell>
          <table:table-cell table:style-name="ce10" office:value-type="float" office:value="4.87496" calcext:value-type="float">
            <text:p>4.874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1.1" calcext:value-type="float">
            <text:p>301.1</text:p>
          </table:table-cell>
          <table:table-cell table:style-name="ce10" office:value-type="float" office:value="1.07572" calcext:value-type="float">
            <text:p>1.07572</text:p>
          </table:table-cell>
          <table:table-cell table:style-name="ce1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Outdoors sparse</text:p>
          </table:table-cell>
          <table:table-cell table:style-name="ce8" office:value-type="string" calcext:value-type="string">
            <text:p>GMappin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0" office:value-type="float" office:value="3.99843" calcext:value-type="float">
            <text:p>3.99843</text:p>
          </table:table-cell>
          <table:table-cell table:style-name="ce10" office:value-type="float" office:value="414.169" calcext:value-type="float">
            <text:p>414.169</text:p>
          </table:table-cell>
          <table:table-cell table:style-name="ce13"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0" table:number-rows-spanned="2">
            <text:p>Notes</text:p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5" table:formula="of:=HYPERLINK(&quot;https://www.dropbox.com/sh/fpb1nqqwr97z9kh/AAAoaRMNFBN-GIR8KO4FKv9Za?dl=0&quot;;&quot;Images with merged maps and RANSAC matching here&quot;)" office:value-type="string" office:string-value="Images with merged maps and RANSAC matching here" calcext:value-type="string" table:number-columns-spanned="10" table:number-rows-spanned="1">
            <text:p>Images with merged maps and RANSAC matching here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2">
            <text:p>OMSE (Obstacle Mean Square Error) is used to calculate the error. It is the mean square error of the occupied cells' alignment in the two maps.</text:p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3">
            <text:p>Used: Feature Detector ORB, Descriptor Extractor SIFT, Descriptor Matcher Bruteforce, Matching Method Crosscheck, Preprocessing not enabled. Scale Maps enabled</text:p>
            <text:p/>
          </table:table-cell>
          <table:covered-table-cell table:number-columns-repeated="9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9">
          <table:covered-table-cell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Lines 3,4,9 and 10 are the same as the lidar does not see any difference because of the light and the color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Hector is not using odometry, so the same map is used in both cases with mud and asphal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" table:number-columns-repeated="10"/>
          <table:table-cell table:number-columns-repeated="1014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D_20_SLAM_20_evaluations_28_Q_29_" style:display-name="PageStyle_2D SLAM evaluations(Q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SLAM_20_evaluations_28_OMSE_29_" style:display-name="PageStyle_2D SLAM evaluations(OMS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6" meta:object-count="0"/>
    <meta:generator>LibreOfficeDev/6.0.5.2$Linux_X86_64 LibreOffice_project/</meta:generator>
  </office:meta>
</office:document-meta>
</file>